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47F8D4821EC90330BC.png" manifest:media-type="image/png"/>
  <manifest:file-entry manifest:full-path="Pictures/10000000000001EC00000147566D82421C6316CF.png" manifest:media-type="image/png"/>
  <manifest:file-entry manifest:full-path="Pictures/10000000000000520000003C9B9DDDBBE1B0599D.png" manifest:media-type="image/png"/>
  <manifest:file-entry manifest:full-path="Pictures/10000000000001F200000147B6CB0BB8A548153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2088" officeooo:paragraph-rsid="00032088"/>
    </style:style>
    <style:style style:name="P2" style:family="paragraph" style:parent-style-name="Standard">
      <style:paragraph-properties fo:break-before="page"/>
      <style:text-properties officeooo:rsid="00032088" officeooo:paragraph-rsid="00032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.171cm" svg:height="8.641cm" draw:z-index="0"><draw:image xlink:href="Pictures/10000000000001F200000147B6CB0BB8A5481534.png" xlink:type="simple" xlink:show="embed" xlink:actuate="onLoad" loext:mime-type="image/x-vclgraphic"/></draw:frame><draw:frame draw:style-name="fr3" draw:name="Image4" text:anchor-type="paragraph" svg:x="10.592cm" svg:y="5.636cm" svg:width="2.168cm" svg:height="1.595cm" draw:z-index="3"><draw:image xlink:href="Pictures/10000000000000520000003C9B9DDDBBE1B0599D.png" xlink:type="simple" xlink:show="embed" xlink:actuate="onLoad" loext:mime-type="image/x-vclgraphic"/></draw:frame></text:p>
      <text:p text:style-name="P1">Standard Deviation</text:p>
      <text:p text:style-name="P1"/>
      <text:p text:style-name="P1"/>
      <text:p text:style-name="P1"/>
      <text:p text:style-name="P1"><draw:frame draw:style-name="fr2" draw:name="Image2" text:anchor-type="paragraph" svg:width="13.012cm" svg:height="8.641cm" draw:z-index="1"><draw:image xlink:href="Pictures/10000000000001EC00000147566D82421C6316CF.png" xlink:type="simple" xlink:show="embed" xlink:actuate="onLoad" loext:mime-type="image/x-vclgraphic"/></draw:frame><draw:frame draw:style-name="fr3" draw:name="Image5" text:anchor-type="paragraph" svg:x="11.862cm" svg:y="0.683cm" svg:width="2.168cm" svg:height="1.595cm" draw:z-index="4"><draw:image xlink:href="Pictures/10000000000000520000003C9B9DDDBBE1B0599D.png" xlink:type="simple" xlink:show="embed" xlink:actuate="onLoad" loext:mime-type="image/x-vclgraphic"/></draw:frame></text:p>
      <text:p text:style-name="P1">Mean</text:p>
      <text:p text:style-name="P1"/>
      <text:p text:style-name="P2"><draw:frame draw:style-name="fr1" draw:name="Image3" text:anchor-type="paragraph" svg:width="13.171cm" svg:height="8.641cm" draw:z-index="2"><draw:image xlink:href="Pictures/10000000000001F200000147F8D4821EC90330BC.png" xlink:type="simple" xlink:show="embed" xlink:actuate="onLoad" loext:mime-type="image/x-vclgraphic"/></draw:frame><draw:frame draw:style-name="fr3" draw:name="Image6" text:anchor-type="paragraph" svg:x="3.21cm" svg:y="5.9cm" svg:width="2.168cm" svg:height="1.595cm" draw:z-index="5"><draw:image xlink:href="Pictures/10000000000000520000003C9B9DDDBBE1B0599D.png" xlink:type="simple" xlink:show="embed" xlink:actuate="onLoad" loext:mime-type="image/x-vclgraphic"/></draw:frame></text:p>
      <text:p text:style-name="P1">Mean + 3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artin</meta:initial-creator>
    <meta:creation-date>2018-06-14T17:49:55.066816958</meta:creation-date>
    <dc:date>2018-06-14T18:04:27.891503939</dc:date>
    <dc:creator>Andrew Martin</dc:creator>
    <meta:editing-duration>PT14M33S</meta:editing-duration>
    <meta:editing-cycles>1</meta:editing-cycles>
    <meta:document-statistic meta:table-count="0" meta:image-count="6" meta:object-count="0" meta:page-count="2" meta:paragraph-count="3" meta:word-count="6" meta:character-count="32" meta:non-whitespace-character-count="29"/>
    <meta:generator>LibreOffice/6.0.2.1$Linux_X86_64 LibreOffice_project/f7f06a8f319e4b62f9bc5095aa112a65d2f3ac89</meta:generator>
  </office:meta>
</office:document-meta>
</file>